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end"/>
    </style:style>
    <style:style style:name="P4" style:parent-style-name="Standard" style:family="paragraph">
      <style:paragraph-properties fo:text-align="end"/>
    </style:style>
    <style:style style:name="P5" style:parent-style-name="Standard" style:family="paragraph">
      <style:paragraph-properties fo:text-align="end"/>
    </style:style>
    <style:style style:name="P6" style:parent-style-name="Standard" style:family="paragraph">
      <style:paragraph-properties fo:text-align="end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ListParagraph" style:list-style-name="WWNum1" style:family="paragraph"/>
  </office:automatic-styles>
  <office:body>
    <office:text text:use-soft-page-breaks="true">
      <text:p text:style-name="P1"><text:span text:style-name="T2">Team Name:<text:s/></text:span>ByteMe</text:p>
      <text:p text:style-name="P3">Connor Thompson</text:p>
      <text:p text:style-name="P4">Chandler Garthwaite</text:p>
      <text:p text:style-name="P5">Ian Brobin</text:p>
      <text:p text:style-name="P6">Austin Albert</text:p>
      <text:p text:style-name="P7">Lab 6 Write Up</text:p>
      <text:p text:style-name="P8"/>
      <text:list text:style-name="WWNum1">
        <text:list-item text:start-value="1">
          <text:p text:style-name="P9">If you are able to detect an obstacle, you can use a progressively adapting algorithm to gracefully avoid the obstacle and continue on<text:s/>course. <text:s/>First, the robot can attempt to use an IK feedback controller to go around the object without recalculating the path. <text:s/>This allows the robot make a “free-form” path around the obstacle and resume the original path after it is avoided. <text:s/>This works<text:s/>well if a small box is placed in the middle of a room, for example. <text:s/>If the robot cannot solve a path around an<text:s/>object within a certain search threshold<text:s/>(like if a box blocks a doorway), then it can recalculate a new optimal path starting from its current position. <text:s/>Then use the code to convert the new Dijkstra’s into new way points and continue using the new way points in your inverse kinematics cod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 style:next-style-name="Standard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onnor Thompson</meta:initial-creator>
    <dc:creator>Austin Albert</dc:creator>
    <meta:creation-date>2020-04-01T01:56:00Z</meta:creation-date>
    <dc:date>2020-04-01T02:05:00Z</dc:date>
    <meta:template xlink:href="Normal.dotm" xlink:type="simple"/>
    <meta:editing-cycles>3</meta:editing-cycles>
    <meta:editing-duration>PT10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33" meta:character-count="891" meta:row-count="6" meta:non-whitespace-character-count="759"/>
  </office:meta>
</office:document-meta>
</file>